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Connected</text:p>
          </table:table-cell>
          <table:table-cell table:style-name="ce1" office:value-type="string" calcext:value-type="string">
            <text:p>Endorsed</text:p>
          </table:table-cell>
          <table:table-cell table:style-name="ce1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eve 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eve 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icah Shan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enn Ke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ennifer Walle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on Courtne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ale Taylo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ndsey Eggles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ill Van der Lug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an McCan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hloe May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ob Corbo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egan Bultem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y Kief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hn Sulliv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ohn Prendergas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Brent Lemieu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dam Richa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nk Burkhol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ir Thurman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 calcext:value-type="string">
            <text:p>Stuart Kin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eter Nygaard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rich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Kayl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eve Kientz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n Siverl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rker Steven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or Hender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ane Mil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meron Pow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oug Schu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son Ols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 style:data-style-name="N2" text:time-value="10:58:58.733623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2:17:32.155537569</meta:creation-date>
    <dc:date>2017-06-28T10:59:05.837264256</dc:date>
    <meta:editing-duration>PT27M11S</meta:editing-duration>
    <meta:editing-cycles>4</meta:editing-cycles>
    <meta:generator>LibreOffice/5.1.6.2$Linux_X86_64 LibreOffice_project/10m0$Build-2</meta:generator>
    <meta:document-statistic meta:table-count="1" meta:cell-count="35" meta:object-count="0"/>
  </office:meta>
</office:document-meta>
</file>